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solid" draw:fill="solid" draw:fill-color="#ffffff" draw:textarea-horizontal-align="left" draw:textarea-vertical-align="top" draw:auto-grow-height="false" fo:wrap-option="wrap"/>
    </style:style>
    <style:style style:name="gr3" style:family="graphic" style:parent-style-name="standard">
      <style:graphic-properties draw:fill="solid" draw:fill-color="#2d80ff" draw:textarea-horizontal-align="left" draw:textarea-vertical-align="middle"/>
    </style:style>
    <style:style style:name="gr4" style:family="graphic" style:parent-style-name="standard">
      <style:graphic-properties draw:fill="solid" draw:fill-color="#ff0000" draw:textarea-horizontal-align="left" draw:textarea-vertical-align="middle"/>
    </style:style>
    <style:style style:name="gr5" style:family="graphic" style:parent-style-name="standard">
      <style:graphic-properties draw:fill="solid" draw:fill-color="#00ff00" draw:textarea-horizontal-align="left" draw:textarea-vertical-align="middle"/>
    </style:style>
    <style:style style:name="gr6" style:family="graphic" style:parent-style-name="standard">
      <style:graphic-properties draw:fill="solid" draw:fill-color="#ff9900" draw:textarea-horizontal-align="left" draw:textarea-vertical-align="middle"/>
    </style:style>
    <style:style style:name="gr7" style:family="graphic" style:parent-style-name="standard">
      <style:graphic-properties draw:fill="solid" draw:fill-color="#ffff00" draw:textarea-horizontal-align="left" draw:textarea-vertical-align="middle"/>
    </style:style>
    <style:style style:name="gr8" style:family="graphic" style:parent-style-name="standard">
      <style:graphic-properties draw:fill="solid" draw:fill-color="#8538cc" draw:textarea-horizontal-align="left" draw:textarea-vertical-align="middle"/>
    </style:style>
    <style:style style:name="gr9" style:family="graphic" style:parent-style-name="standard">
      <style:graphic-properties draw:stroke="none" svg:stroke-color="#ff0000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ff0000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solid"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ff0000" draw:fill="solid" draw:fill-color="#ff9900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9900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0cm"/>
    </style:style>
    <style:style style:name="gr18" style:family="graphic" style:parent-style-name="standard">
      <style:graphic-properties draw:stroke="none" svg:stroke-color="#ff0000" draw:fill="solid" draw:fill-color="#8538cc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8538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8538c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ff0000" draw:fill="solid" draw:fill-color="#ffff00" draw:textarea-horizontal-align="center" draw:textarea-vertical-align="middle"/>
    </style:style>
    <style:style style:name="gr22" style:family="graphic" style:parent-style-name="standard">
      <style:graphic-properties draw:stroke="none" svg:stroke-color="#ff0000" draw:fill="solid" draw:fill-color="#2d80ff" draw:textarea-horizontal-align="center" draw:textarea-vertical-align="middle"/>
    </style:style>
    <style:style style:name="gr23" style:family="graphic" style:parent-style-name="standard">
      <style:graphic-properties draw:stroke="none" draw:fill="solid" draw:fill-color="#2d80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top" draw:auto-grow-height="false" fo:wrap-option="wrap"/>
    </style:style>
    <style:style style:name="gr25" style:family="graphic" style:parent-style-name="standard">
      <style:graphic-properties draw:fill="solid" draw:fill-color="#cccccc" draw:textarea-horizontal-align="left" draw:textarea-vertical-align="middle"/>
    </style:style>
    <style:style style:name="gr26" style:family="graphic" style:parent-style-name="standard">
      <style:graphic-properties draw:fill="none" draw:fill-color="#ff3366" draw:textarea-horizontal-align="right" draw:textarea-vertical-align="middle"/>
    </style:style>
    <style:style style:name="gr27" style:family="graphic" style:parent-style-name="standard">
      <style:graphic-properties draw:stroke="none" draw:fill="solid" draw:fill-color="#ffffff" draw:textarea-horizontal-align="left" draw:textarea-vertical-align="top" draw:auto-grow-height="false" fo:min-height="0cm" fo:wrap-option="wrap"/>
    </style:style>
    <style:style style:name="gr28" style:family="graphic" style:parent-style-name="standard">
      <style:graphic-properties draw:stroke="none" svg:stroke-color="#ff0000" draw:fill="solid" draw:fill-color="#000000" draw:opacity="25%" draw:textarea-horizontal-align="center" draw:textarea-vertical-align="middle" draw:shadow-opacity="25%"/>
    </style:style>
    <style:style style:name="gr29" style:family="graphic" style:parent-style-name="standard">
      <style:graphic-properties draw:stroke="none" draw:fill="solid" draw:fill-color="#000000" draw:opacity="25%" draw:textarea-horizontal-align="justify" draw:textarea-vertical-align="middle" draw:auto-grow-height="false" draw:shadow-opacity="25%"/>
    </style:style>
    <style:style style:name="gr30" style:family="graphic" style:parent-style-name="standard">
      <style:graphic-properties draw:stroke="none" draw:fill="solid" draw:fill-color="#008000" draw:opacity="25%" draw:textarea-horizontal-align="justify" draw:textarea-vertical-align="middle" draw:auto-grow-height="false" draw:shadow="hidden" draw:shadow-opacity="25%"/>
    </style:style>
    <style:style style:name="gr31" style:family="graphic" style:parent-style-name="standard">
      <style:graphic-properties draw:fill="solid" draw:fill-color="#000000" draw:textarea-horizontal-align="left" draw:textarea-vertical-align="middle"/>
    </style:style>
    <style:style style:name="gr32" style:family="graphic" style:parent-style-name="standard">
      <style:graphic-properties draw:stroke="dash" draw:stroke-dash="Ultrafine_20_Dashed" draw:fill="solid" draw:fill-color="#ffffff" draw:opacity="100%" draw:textarea-horizontal-align="center" draw:textarea-vertical-align="middl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 fo:font-weight="bold" style:font-size-asian="18pt" style:font-size-complex="18pt"/>
    </style:style>
    <style:style style:name="P5" style:family="paragraph">
      <style:paragraph-properties fo:margin-left="0cm" fo:margin-right="0cm" fo:margin-top="0cm" fo:margin-bottom="0.127cm" fo:text-align="start" fo:text-indent="0cm"/>
    </style:style>
    <style:style style:name="P6" style:family="paragraph">
      <style:paragraph-properties fo:margin-left="0cm" fo:margin-right="0cm" fo:margin-top="0cm" fo:margin-bottom="0.127cm" fo:text-align="start" fo:text-indent="0cm"/>
      <style:text-properties fo:font-family="'Lucida Calligraphy'" style:font-family-generic="script" style:font-pitch="variable" fo:font-size="11pt" style:font-size-asian="11pt" style:font-size-complex="11pt"/>
    </style:style>
    <style:style style:name="P7" style:family="paragraph">
      <style:paragraph-properties fo:margin-left="0cm" fo:margin-right="0cm" fo:text-align="center" fo:text-indent="0cm"/>
      <style:text-properties fo:font-family="Harrington" style:font-style-name="Bold" style:font-family-generic="decorative" style:font-pitch="variable" fo:font-size="14pt" fo:font-weight="bold" style:font-size-asian="18pt" style:font-size-complex="18pt"/>
    </style:style>
    <style:style style:name="P8" style:family="paragraph">
      <style:paragraph-properties fo:text-align="center"/>
      <style:text-properties fo:font-family="Georgia" style:font-style-name="Regular" style:font-family-generic="roman" style:font-pitch="variable" fo:font-size="11pt" style:font-size-asian="18pt" style:font-size-complex="1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11pt" fo:font-style="normal" style:font-size-asian="11pt" style:font-style-asian="normal" style:font-size-complex="11pt" style:font-style-complex="normal"/>
    </style:style>
    <style:style style:name="P11" style:family="paragraph">
      <style:paragraph-properties fo:margin-left="0cm" fo:margin-right="0cm" fo:text-align="center" fo:text-indent="0cm"/>
      <style:text-properties fo:color="#ffffff" fo:font-family="Harrington" style:font-style-name="Bold" style:font-family-generic="decorative" style:font-pitch="variable" fo:font-size="14pt" fo:font-weight="bold" style:font-size-asian="18pt" style:font-size-complex="18pt"/>
    </style:style>
    <style:style style:name="P12" style:family="paragraph">
      <style:paragraph-properties fo:margin-left="0cm" fo:margin-right="0cm" fo:margin-top="0.1cm" fo:margin-bottom="0.1cm" fo:line-height="100%" fo:text-align="start" fo:text-indent="0cm"/>
    </style:style>
    <style:style style:name="P13" style:family="paragraph">
      <style:paragraph-properties fo:margin-left="0.223cm" fo:margin-right="0cm" fo:margin-top="0.1cm" fo:margin-bottom="0.1cm" fo:line-height="100%" fo:text-align="start" fo:text-indent="-0.223cm"/>
    </style:style>
    <style:style style:name="P14" style:family="paragraph">
      <style:paragraph-properties fo:margin-left="0.519cm" fo:margin-right="0cm" fo:margin-top="0.1cm" fo:margin-bottom="0.1cm" fo:line-height="100%" fo:text-align="start" fo:text-indent="0cm"/>
    </style:style>
    <style:style style:name="P15" style:family="paragraph">
      <style:paragraph-properties fo:margin-left="0.247cm" fo:margin-right="0cm" fo:margin-top="0.1cm" fo:margin-bottom="0.1cm" fo:line-height="100%" fo:text-align="start" fo:text-indent="-0.247cm"/>
    </style:style>
    <style:style style:name="P16" style:family="paragraph">
      <style:paragraph-properties fo:margin-left="0.495cm" fo:margin-right="0cm" fo:margin-top="0.1cm" fo:margin-bottom="0.1cm" fo:line-height="100%" fo:text-align="start" fo:text-indent="0cm"/>
    </style:style>
    <style:style style:name="P17" style:family="paragraph">
      <style:paragraph-properties fo:margin-left="0.247cm" fo:margin-right="0cm" fo:text-align="start" fo:text-indent="-0.247cm"/>
    </style:style>
    <style:style style:name="P18" style:family="paragraph">
      <style:paragraph-properties fo:text-align="center"/>
      <style:text-properties style:use-window-font-color="true" fo:font-family="Harrington" style:font-style-name="Regular" style:font-family-generic="decorative" style:font-pitch="variable" fo:font-size="48pt" style:font-size-asian="48pt" style:font-size-complex="48pt"/>
    </style:style>
    <style:style style:name="P19" style:family="paragraph">
      <style:paragraph-properties fo:text-align="center"/>
      <style:text-properties fo:color="#ff3333" fo:font-family="Harrington" style:font-style-name="Regular" style:font-family-generic="decorative" style:font-pitch="variable" fo:font-size="48pt" style:font-size-asian="48pt" style:font-size-complex="4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family="'Lucida Calligraphy'" style:font-family-generic="script" style:font-pitch="variable" fo:font-size="11pt" style:font-size-asian="11pt" style:font-size-complex="11pt"/>
    </style:style>
    <style:style style:name="T3" style:family="text">
      <style:text-properties fo:font-family="Georgia" style:font-family-generic="roman" style:font-pitch="variable" fo:font-size="11pt" style:font-size-asian="11pt" style:font-size-complex="11pt"/>
    </style:style>
    <style:style style:name="T4" style:family="text">
      <style:text-properties fo:font-family="Georgia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family="Georgia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family="Harrington" style:font-style-name="Bold" style:font-family-generic="decorative" style:font-pitch="variable" fo:font-size="14pt" fo:font-weight="bold" style:font-size-asian="18pt" style:font-size-complex="18pt"/>
    </style:style>
    <style:style style:name="T7" style:family="text">
      <style:text-properties fo:font-family="Georgia" style:font-style-name="Regular" style:font-family-generic="roman" style:font-pitch="variable" fo:font-size="11pt" style:font-size-asian="11pt" style:font-size-complex="11pt"/>
    </style:style>
    <style:style style:name="T8" style:family="text">
      <style:text-properties fo:font-family="Georgia" style:font-style-name="Regular" style:font-family-generic="roman" style:font-pitch="variable" fo:font-size="11pt" fo:font-style="normal" style:font-size-asian="11pt" style:font-style-asian="normal" style:font-size-complex="11pt" style:font-style-complex="normal"/>
    </style:style>
    <style:style style:name="T9" style:family="text">
      <style:text-properties fo:color="#ffffff" fo:font-family="Harrington" style:font-style-name="Bold" style:font-family-generic="decorative" style:font-pitch="variable" fo:font-size="14pt" fo:font-weight="bold" style:font-size-asian="18pt" style:font-size-complex="18pt"/>
    </style:style>
    <style:style style:name="T10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11pt" fo:font-style="normal" fo:text-shadow="none" style:text-underline-style="none" fo:font-weight="bold" style:font-family-asian="'MS Gothic'" style:font-pitch-asian="variable" style:font-size-asian="11pt" style:font-style-asian="normal" style:font-weight-asian="bold" style:font-family-complex="Tahoma" style:font-pitch-complex="variable" style:font-size-complex="11pt" style:font-style-complex="normal" style:font-weight-complex="bold" style:text-emphasize="none" style:font-relief="none"/>
    </style:style>
    <style:style style:name="T11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11pt" fo:font-style="normal" fo:text-shadow="none" style:text-underline-style="none" fo:font-weight="normal" style:font-family-asian="'MS Gothic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 style:text-emphasize="none" style:font-relief="none"/>
    </style:style>
    <style:style style:name="T12" style:family="text">
      <style:text-properties fo:font-family="Georgia" style:font-style-name="Regular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family="Georgia" style:font-style-name="Regular" style:font-family-generic="roman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use-window-font-color="true" fo:font-family="Harrington" style:font-style-name="Regular" style:font-family-generic="decorative" style:font-pitch="variable" fo:font-size="48pt" style:font-size-asian="48pt" style:font-size-complex="48pt"/>
    </style:style>
    <style:style style:name="T15" style:family="text">
      <style:text-properties fo:color="#ff3333" fo:font-family="Harrington" style:font-style-name="Regular" style:font-family-generic="decorative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9.049cm" svg:height="24.764cm" svg:x="1.27cm" svg:y="1.526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custom-shape draw:style-name="gr2" draw:text-style-name="P2" draw:layer="layout" svg:width="6.348cm" svg:height="7.302cm" svg:x="1.272cm" svg:y="2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4" draw:layer="layout" svg:width="6.349cm" svg:height="0.953cm" svg:x="7.621cm" svg:y="9.779cm">
          <text:p text:style-name="P3"><text:span text:style-name="T1">Blue Adventurer's Turn</text:span></text:p>
        </draw:rect>
        <draw:rect draw:style-name="gr4" draw:text-style-name="P4" draw:layer="layout" svg:width="6.349cm" svg:height="0.953cm" svg:x="1.271cm" svg:y="1.524cm">
          <text:p text:style-name="P3"><text:span text:style-name="T1">Red Adventurer's Turn</text:span></text:p>
        </draw:rect>
        <draw:rect draw:style-name="gr5" draw:text-style-name="P4" draw:layer="layout" svg:width="6.348cm" svg:height="0.953cm" svg:x="1.272cm" svg:y="9.778cm">
          <text:p text:style-name="P3"><text:span text:style-name="T1">Green Adventurer's Turn</text:span></text:p>
        </draw:rect>
        <draw:rect draw:style-name="gr6" draw:text-style-name="P4" draw:layer="layout" svg:width="6.349cm" svg:height="0.953cm" svg:x="7.621cm" svg:y="1.523cm">
          <text:p text:style-name="P3"><text:span text:style-name="T1">Orange Adventurer's Turn</text:span></text:p>
        </draw:rect>
        <draw:rect draw:style-name="gr7" draw:text-style-name="P4" draw:layer="layout" svg:width="6.349cm" svg:height="0.953cm" svg:x="13.971cm" svg:y="1.524cm">
          <text:p text:style-name="P3"><text:span text:style-name="T1">Yellow Adventurer's Turn</text:span></text:p>
        </draw:rect>
        <draw:rect draw:style-name="gr8" draw:text-style-name="P4" draw:layer="layout" svg:width="6.349cm" svg:height="0.953cm" svg:x="13.971cm" svg:y="9.779cm">
          <text:p text:style-name="P3"><text:span text:style-name="T1">Violet Adventurer's Turn</text:span></text:p>
        </draw:rect>
        <draw:custom-shape draw:style-name="gr2" draw:text-style-name="P2" draw:layer="layout" svg:width="6.348cm" svg:height="7.302cm" svg:x="7.622cm" svg:y="2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13.97cm" svg:y="2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1.274cm" svg:y="10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7.624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13.972cm" svg:y="10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9" draw:text-style-name="P1" draw:layer="layout" svg:width="5.745cm" svg:height="5.9cm" svg:x="1.508cm" svg:y="3.56cm" svg:viewBox="0 0 5746 5901" svg:d="M3713 1192c-333 0-601-268-601-594 0-327 268-598 601-598s598 268 598 598c0 329-268 594-598 594zM1277 2792c-152 0-278-126-278-278 0-113 64-210 158-255l523-905h7l35-77h1500 701 20l-7 16 714 1018h805c3 0 7 0 13 0 152 0 278 126 278 281s-126 278-278 278c-23 0-45-3-65-7v7h-362-675-26l-520-740-456 979h-6l1425 2792h-779l-1280-2508-97 1131c4 23 7 49 7 75 0 181-139 333-317 355l-10 23h-2307l310-669h1652l103-1199h-42l595-1277h-653l-369 637h-45c3 13 3 29 3 45 0 152-126 278-277 278z">
            <text:p/>
          </draw:path>
          <draw:custom-shape draw:style-name="gr10" draw:text-style-name="P1" draw:layer="layout" svg:width="1.988cm" svg:height="1.937cm" draw:transform="rotate (-0.349065850399987) translate (4.229cm 6.659cm)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11" draw:text-style-name="P1" draw:layer="layout" svg:width="1.351cm" svg:height="1.044cm" svg:x="4.349cm" svg:y="2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1.486cm" svg:height="0.533cm" svg:x="4.045cm" svg:y="3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485cm" svg:height="0.549cm" draw:transform="rotate (-0.785398163398487) translate (5.315cm 2.7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428cm" svg:height="1.289cm" svg:x="3.318cm" svg:y="2.849cm">
            <text:p/>
            <draw:enhanced-geometry svg:viewBox="0 0 21600 21600" draw:mirror-horizontal="false" draw:mirror-vertical="false" draw:type="block-arc" draw:modifiers="-175.606295513144 10000.49579287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path draw:style-name="gr12" draw:text-style-name="P1" draw:layer="layout" svg:width="1.213cm" svg:height="1.207cm" svg:x="4.633cm" svg:y="11.743cm" svg:viewBox="0 0 1214 1208" svg:d="M609 1208c-337 0-609-272-609-603 0-330 272-605 609-605s605 272 605 605c0 334-271 603-605 603z">
            <text:p/>
          </draw:path>
          <draw:path draw:style-name="gr12" draw:text-style-name="P1" draw:layer="layout" svg:width="5.818cm" svg:height="4.682cm" svg:x="1.481cm" svg:y="13.036cm" svg:viewBox="0 0 5819 4683" svg:d="M1293 1535c-154 0-282-128-282-282 0-114 66-212 161-258l530-916h6l36-79h1519 710 20l-7 16 724 1031h815c3 0 6 0 13 0 153 0 281 128 281 285s-128 281-281 281c-23 0-46-3-66-6v6h-366-684-27l-527-749-461 992h-7l1444 2827h-789l-1296-2539-98 1145c3 23 6 49 6 75 0 184-140 338-320 360l-10 23h-2337l314-677h1673l104-1214h-42l602-1293h-661l-373 645h-46c3 13 3 29 3 45 0 154-127 282-281 282z">
            <text:p/>
          </draw:path>
          <draw:custom-shape draw:style-name="gr13" draw:text-style-name="P1" draw:layer="layout" svg:width="0.937cm" svg:height="0.878cm" draw:transform="rotate (0.1745329251994) translate (4.561cm 11.21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768cm" svg:height="0.129cm" draw:transform="skewX (-0.00767944870877362) rotate (0.1745329251994) translate (4.27cm 12.0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7cm" svg:height="3.376cm" draw:transform="skewX (-0.00139626340159516) rotate (-0.349065850399987) translate (7.202cm 13.8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15" draw:text-style-name="P1" draw:layer="layout" svg:width="5.636cm" svg:height="5.788cm" svg:x="7.937cm" svg:y="3.672cm" svg:viewBox="0 0 5637 5789" svg:d="M3643 1170c-327 0-590-263-590-584 0-320 263-586 590-586 326 0 586 263 586 586 0 324-263 584-586 584zM1252 2739c-149 0-272-124-272-273 0-111 63-206 155-250l514-888h6l35-76h1471 688 19l-7 16 701 999h789c4 0 7 0 13 0 149 0 273 123 273 276 0 152-124 272-273 272-22 0-44-3-63-6v6h-355-663-25l-511-726-447 961h-6l1398 2739h-764l-1255-2460-96 1109c4 23 7 48 7 73 0 178-137 327-311 349l-9 22h-2264l304-656h1620l102-1176h-41l583-1252h-640l-362 624h-44c3 13 3 29 3 44 0 149-124 273-273 273z">
            <text:p/>
          </draw:path>
          <draw:custom-shape draw:style-name="gr16" draw:text-style-name="P1" draw:layer="layout" svg:width="1.453cm" svg:height="1.771cm" draw:transform="rotate (-0.261799387800286) translate (10.967cm 2.78cm)">
            <text:p/>
            <draw:enhanced-geometry draw:mirror-vertical="true" draw:mirror-horizontal="false" draw:glue-point-type="segments" draw:type="mso-spt100" draw:modifiers="179.6968505563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7" draw:text-style-name="P1" draw:layer="layout" svg:width="0.451cm" svg:height="1.402cm" draw:transform="skewX (0.00436332312998502) rotate (-0.0872664626008864) translate (9.735cm 6.6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54cm" svg:height="1.575cm" draw:transform="skewX (-0.00436332312998501) rotate (0.4363323129985) translate (11.031cm 6.8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55cm" svg:height="0.653cm" svg:x="11.77cm" svg:y="3.279cm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17" draw:text-style-name="P1" draw:layer="layout" svg:width="0.824cm" svg:height="1.023cm" draw:transform="rotate (-0.349065850399987) translate (10.521cm 3.354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17" draw:text-style-name="P1" draw:layer="layout" svg:width="0.456cm" svg:height="1.559cm" draw:transform="skewX (-0.00645771823237775) rotate (0.4363323129985) translate (10.475cm 7.0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53cm" svg:height="1.588cm" draw:transform="skewX (0.0038397243543868) rotate (-0.0872664626008864) translate (10.307cm 6.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8" draw:text-style-name="P1" draw:layer="layout" svg:width="5.71cm" svg:height="5.864cm" svg:x="14.226cm" svg:y="11.854cm" svg:viewBox="0 0 5711 5865" svg:d="M3690 1185c-330 0-597-266-597-591 0-324 267-594 597-594 331 0 595 267 595 594 0 328-267 591-595 591zM1269 2775c-151 0-277-125-277-276 0-113 65-209 158-254l520-899h7l35-77h1490 697 19l-6 16 710 1011h800c3 0 6 0 12 0 151 0 277 126 277 280s-126 276-277 276c-22 0-45-3-64-6v6h-360-671-26l-517-735-452 973h-7l1417 2775h-775l-1271-2493-97 1125c3 22 7 48 7 73 0 180-138 331-315 354l-10 22h-2293l308-665h1642l102-1191h-41l591-1269h-649l-366 633h-45c3 13 3 29 3 45 0 151-125 276-276 276z">
            <text:p/>
          </draw:path>
          <draw:custom-shape draw:style-name="gr19" draw:text-style-name="P1" draw:layer="layout" svg:width="1.735cm" svg:height="0.127cm" draw:transform="skewX (-0.007853981633973) rotate (0.1745329251994) translate (16.971cm 12.1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979cm" svg:height="0.79cm" draw:transform="skewX (-0.00122173047639577) rotate (0.1745329251994) translate (17.238cm 11.536cm)">
            <text:p/>
            <draw:enhanced-geometry svg:viewBox="0 0 21600 21600" draw:path-stretchpoint-x="10800" draw:path-stretchpoint-y="10800" draw:text-areas="?f3 ?f4 ?f5 ?f6" draw:type="round-rectangle" draw:modifiers="6733.60323886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396cm" svg:height="0.395cm" svg:x="18.298cm" svg:y="12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1" draw:text-style-name="P1" draw:layer="layout" svg:width="1.225cm" svg:height="1.218cm" svg:x="17.468cm" svg:y="3.429cm" svg:viewBox="0 0 1226 1219" svg:d="M614 1219c-340 0-614-274-614-608s274-611 614-611c341 0 612 274 612 611s-275 608-612 608z">
            <text:p/>
          </draw:path>
          <draw:path draw:style-name="gr21" draw:text-style-name="P1" draw:layer="layout" svg:width="5.872cm" svg:height="4.726cm" svg:x="14.287cm" svg:y="4.734cm" svg:viewBox="0 0 5873 4727" svg:d="M1305 1549c-155 0-284-129-284-284 0-115 66-215 162-261l535-925h6l37-79h1532 717 20l-6 17 730 1040h822c3 0 7 0 13 0 156 0 284 129 284 287 0 159-128 285-284 285-23 0-46-4-66-7v7h-370-690-27l-531-757-466 1001h-7l1457 2854h-796l-1308-2563-99 1156c3 23 6 49 6 76 0 185-142 340-323 363l-10 23h-2359l317-683h1688l106-1226h-43l608-1305h-668l-376 651h-46c3 13 3 30 3 46 0 155-129 284-284 284z">
            <text:p/>
          </draw:path>
        </draw:g>
        <draw:g>
          <draw:path draw:style-name="gr22" draw:text-style-name="P1" draw:layer="layout" svg:width="5.623cm" svg:height="5.775cm" svg:x="8.028cm" svg:y="11.94cm" svg:viewBox="0 0 5624 5776" svg:d="M3634 1167c-326 0-588-262-588-582 0-319 262-585 588-585s585 263 585 585c0 323-262 582-585 582zM1249 2733c-148 0-272-124-272-272 0-111 64-206 155-250l513-886h6l35-76h1468 686 19l-6 16 699 997h787c3 0 6 0 13 0 148 0 272 123 272 275s-124 272-272 272c-22 0-44-3-63-7v7h-355-661-25l-509-725-446 959h-7l1395 2733h-762l-1253-2455-94 1107c3 22 6 48 6 73 0 177-136 326-310 348l-10 22h-2258l304-655h1616l101-1173h-41l582-1250h-639l-360 624h-45c3 12 3 28 3 44 0 148-123 272-272 272z">
            <text:p/>
          </draw:path>
          <draw:custom-shape draw:style-name="gr23" draw:text-style-name="P1" draw:layer="layout" svg:width="1.247cm" svg:height="0.219cm" draw:transform="rotate (0.1745329251994) translate (11.175cm 12.1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037cm" svg:height="0.521cm" draw:transform="skewX (-0.00191986217719337) rotate (0.1745329251994) translate (10.992cm 11.8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6" draw:layer="layout" svg:width="6.348cm" svg:height="7.301cm" svg:x="1.272cm" svg:y="18.988cm">
          <text:p text:style-name="P5"><text:span text:style-name="T2">The blade is still keen and free of tarnish.</text:span></text:p>
          <text:p text:style-name="P5"><text:span text:style-name="T3">Small weapon object.</text:span></text:p>
          <text:p text:style-name="P5"><text:span text:style-name="T3">An </text:span><text:span text:style-name="T4">Attack</text:span><text:span text:style-name="T5"> from a creature holding a sword deals 1 additional point of damage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1.27cm" svg:y="18.035cm">
          <text:p text:style-name="P3"><text:span text:style-name="T6">Sword</text:span></text:p>
        </draw:rect>
        <draw:rect draw:style-name="gr26" draw:text-style-name="P8" draw:layer="layout" svg:width="6.349cm" svg:height="8.255cm" svg:x="1.271cm" svg:y="18.035cm">
          <text:p/>
        </draw:rect>
        <draw:custom-shape draw:style-name="gr27" draw:text-style-name="P6" draw:layer="layout" svg:width="6.348cm" svg:height="7.301cm" svg:x="7.622cm" svg:y="18.987cm">
          <text:p text:style-name="P5"><text:span text:style-name="T2">This pale anthropoid seems manlike only in its capacity for vicious cunning.</text:span></text:p>
          <text:p text:style-name="P5"><text:span text:style-name="T3">Medium morlock creature.</text:span></text:p>
          <text:p text:style-name="P5"><text:span text:style-name="T3">2 health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7.62cm" svg:y="18.034cm">
          <text:p text:style-name="P3"><text:span text:style-name="T6">Morlock Warrior</text:span></text:p>
        </draw:rect>
        <draw:rect draw:style-name="gr26" draw:text-style-name="P8" draw:layer="layout" svg:width="6.349cm" svg:height="8.255cm" svg:x="7.621cm" svg:y="18.034cm">
          <text:p/>
        </draw:rect>
        <draw:path draw:style-name="gr28" draw:text-style-name="P1" draw:layer="layout" svg:width="4.971cm" svg:height="6.181cm" svg:x="8.313cm" svg:y="19.921cm" svg:viewBox="0 0 4972 6182" svg:d="M2438 1915c250 0 466 141 575 350l860-494-68-781c-169-59-290-219-290-407h-212l-3303-583h1669l1921 340c77-113 209-188 354-188 202 0 371 138 419 323l609 108h-596c0 26 143 1517 143 1517l-1219 702v1038l646 542 98 1433 350 367h-891l35-367-238-1148h-1575l61 1148 48 367h-890l337-367-204-1419 644-379v-937l-789 454 14 848c-75 129-212 214-371 214-240 0-431-191-431-431 0-190 123-352 296-408l-52-586 1227-727h189c54-300 319-529 634-529z">
          <text:p/>
        </draw:path>
        <draw:custom-shape draw:style-name="gr27" draw:text-style-name="P6" draw:layer="layout" svg:width="6.348cm" svg:height="7.301cm" svg:x="13.972cm" svg:y="18.987cm">
          <text:p text:style-name="P5"><text:span text:style-name="T2">Amazingly, some of these ancient devices are still operational. For now.</text:span></text:p>
          <text:p text:style-name="P5"><text:span text:style-name="T3">Medium-sized object.</text:span></text:p>
          <text:p text:style-name="P5"><text:span text:style-name="T3">4 health.</text:span></text:p>
          <text:p text:style-name="P5"><text:span text:style-name="T3">⚙ </text:span><text:span text:style-name="T4">Repair</text:span><text:span text:style-name="T3">: Target object recovers 2 health or resolve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13.97cm" svg:y="18.034cm">
          <text:p text:style-name="P3"><text:span text:style-name="T6">Healing Station</text:span></text:p>
        </draw:rect>
        <draw:rect draw:style-name="gr26" draw:text-style-name="P8" draw:layer="layout" svg:width="6.349cm" svg:height="8.255cm" svg:x="13.971cm" svg:y="18.034cm">
          <text:p/>
        </draw:rect>
        <draw:g>
          <draw:path draw:style-name="gr29" draw:text-style-name="P1" draw:layer="layout" svg:width="2.646cm" svg:height="3.483cm" svg:x="15.881cm" svg:y="22.581cm" svg:viewBox="0 0 2647 3484" svg:d="M0 3484v-317h250v-239h297v-222h247l245-900-253-933h-239v-222h-229c-14 4-30 7-46 7-81 0-144-63-144-145s63-144 144-144c19 0 36 3 53 9l589-1c16-216 187-377 408-377s392 160 409 375l591-2c11-3 23-4 35-4s24 1 35 4h5v1c62 17 105 71 105 139 0 82-63 145-145 145-16 0-32-3-46-7h-208v222h-236l-256 933 247 900h245v222h294v239h250v317z">
            <text:p/>
          </draw:path>
        </draw:g>
        <draw:path draw:style-name="gr30" draw:text-style-name="P1" draw:layer="layout" svg:width="2.116cm" svg:height="2.116cm" svg:x="16.145cm" svg:y="19.904cm" svg:viewBox="0 0 2117 2117" svg:d="M1058 0c600 0 1059 458 1059 1058s-459 1059-1059 1059-1058-459-1058-1059 458-1058 1058-1058zM861 1653v-397h-397v-395h397v-397h395v397h397v395h-397v397z">
          <text:p/>
        </draw:path>
      </draw:page>
      <draw:page draw:name="page2" draw:style-name="dp1" draw:master-page-name="Default">
        <office:forms form:automatic-focus="false" form:apply-design-mode="false"/>
        <draw:path draw:style-name="gr1" draw:text-style-name="P1" draw:layer="layout" svg:width="19.049cm" svg:height="24.764cm" svg:x="1.27cm" svg:y="1.526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custom-shape draw:style-name="gr24" draw:text-style-name="P2" draw:layer="layout" svg:width="6.348cm" svg:height="6.984cm" svg:x="1.272cm" svg:y="10.732cm">
          <text:p text:style-name="P9"><text:span text:style-name="T7">Advance the Doom clock to the next quarter hour.</text:span></text:p>
          <text:p text:style-name="P9"><text:span text:style-name="T7"/></text:p>
          <text:p text:style-name="P9"><text:span text:style-name="T7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1.27cm" svg:y="9.779cm">
          <text:p text:style-name="P3"><text:span text:style-name="T6">Tick</text:span></text:p>
        </draw:rect>
        <draw:rect draw:style-name="gr26" draw:text-style-name="P8" draw:layer="layout" svg:width="6.349cm" svg:height="8.255cm" svg:x="1.271cm" svg:y="9.779cm">
          <text:p/>
        </draw:rect>
        <draw:custom-shape draw:style-name="gr24" draw:text-style-name="P2" draw:layer="layout" svg:width="6.348cm" svg:height="6.984cm" svg:x="7.622cm" svg:y="10.732cm">
          <text:p text:style-name="P9"><text:span text:style-name="T7">Advance the Doom clock to the next quarter hour.</text:span></text:p>
          <text:p text:style-name="P9"><text:span text:style-name="T7"/></text:p>
          <text:p text:style-name="P9"><text:span text:style-name="T7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7.62cm" svg:y="9.779cm">
          <text:p text:style-name="P3"><text:span text:style-name="T6">Tick</text:span></text:p>
        </draw:rect>
        <draw:rect draw:style-name="gr26" draw:text-style-name="P8" draw:layer="layout" svg:width="6.349cm" svg:height="8.255cm" svg:x="7.621cm" svg:y="9.779cm">
          <text:p/>
        </draw:rect>
        <draw:custom-shape draw:style-name="gr24" draw:text-style-name="P2" draw:layer="layout" svg:width="6.348cm" svg:height="6.984cm" svg:x="13.972cm" svg:y="10.732cm">
          <text:p text:style-name="P9"><text:span text:style-name="T7">Advance the Doom clock to the next quarter hour.</text:span></text:p>
          <text:p text:style-name="P9"><text:span text:style-name="T7"/></text:p>
          <text:p text:style-name="P9"><text:span text:style-name="T7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13.97cm" svg:y="9.779cm">
          <text:p text:style-name="P3"><text:span text:style-name="T6">Tick</text:span></text:p>
        </draw:rect>
        <draw:rect draw:style-name="gr26" draw:text-style-name="P8" draw:layer="layout" svg:width="6.349cm" svg:height="8.255cm" svg:x="13.971cm" svg:y="9.779cm">
          <text:p/>
        </draw:rect>
        <draw:custom-shape draw:style-name="gr24" draw:text-style-name="P2" draw:layer="layout" svg:width="6.348cm" svg:height="6.984cm" svg:x="1.272cm" svg:y="18.987cm">
          <text:p text:style-name="P9"><text:span text:style-name="T7">Advance the Doom clock to the next quarter hour.</text:span></text:p>
          <text:p text:style-name="P9"><text:span text:style-name="T7"/></text:p>
          <text:p text:style-name="P9"><text:span text:style-name="T7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1.27cm" svg:y="18.034cm">
          <text:p text:style-name="P3"><text:span text:style-name="T6">Tick</text:span></text:p>
        </draw:rect>
        <draw:rect draw:style-name="gr26" draw:text-style-name="P8" draw:layer="layout" svg:width="6.349cm" svg:height="8.255cm" svg:x="1.271cm" svg:y="18.034cm">
          <text:p/>
        </draw:rect>
        <draw:custom-shape draw:style-name="gr24" draw:text-style-name="P2" draw:layer="layout" svg:width="6.348cm" svg:height="6.984cm" svg:x="7.622cm" svg:y="18.987cm">
          <text:p text:style-name="P9"><text:span text:style-name="T7">Advance the Doom clock to the next quarter hour.</text:span></text:p>
          <text:p text:style-name="P9"><text:span text:style-name="T7"/></text:p>
          <text:p text:style-name="P9"><text:span text:style-name="T7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7.62cm" svg:y="18.034cm">
          <text:p text:style-name="P3"><text:span text:style-name="T6">Tick</text:span></text:p>
        </draw:rect>
        <draw:rect draw:style-name="gr26" draw:text-style-name="P8" draw:layer="layout" svg:width="6.349cm" svg:height="8.255cm" svg:x="7.621cm" svg:y="18.034cm">
          <text:p/>
        </draw:rect>
        <draw:custom-shape draw:style-name="gr24" draw:text-style-name="P2" draw:layer="layout" svg:width="6.348cm" svg:height="6.984cm" svg:x="13.972cm" svg:y="18.987cm">
          <text:p text:style-name="P9"><text:span text:style-name="T7">Advance the Doom clock to the next quarter hour.</text:span></text:p>
          <text:p text:style-name="P9"><text:span text:style-name="T7"/></text:p>
          <text:p text:style-name="P9"><text:span text:style-name="T7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25" draw:text-style-name="P7" draw:layer="layout" svg:width="6.35cm" svg:height="0.953cm" svg:x="13.97cm" svg:y="18.034cm">
          <text:p text:style-name="P3"><text:span text:style-name="T6">Tick</text:span></text:p>
        </draw:rect>
        <draw:rect draw:style-name="gr26" draw:text-style-name="P8" draw:layer="layout" svg:width="6.349cm" svg:height="8.255cm" svg:x="13.971cm" svg:y="18.034cm">
          <text:p/>
        </draw:rect>
        <draw:custom-shape draw:style-name="gr24" draw:text-style-name="P10" draw:layer="layout" svg:width="6.348cm" svg:height="7.303cm" svg:x="13.972cm" svg:y="2.477cm">
          <text:p text:style-name="P9"><text:span text:style-name="T8">Pass the Clock deck and discard pile--without shuffling them together--to the adventurer on your left. That adventurer becomes the leader.</text:span></text:p>
          <text:p text:style-name="P9"><text:span text:style-name="T8"/></text:p>
          <text:p text:style-name="P9"><text:span text:style-name="T8">Reset the Atlantis deck.</text:span></text:p>
          <draw:enhanced-geometry svg:viewBox="0 0 21600 21600" draw:type="rectangle" draw:enhanced-path="M 0 0 L 21600 0 21600 21600 0 21600 0 0 Z N"/>
        </draw:custom-shape>
        <draw:rect draw:style-name="gr31" draw:text-style-name="P11" draw:layer="layout" svg:width="6.35cm" svg:height="0.953cm" svg:x="13.97cm" svg:y="1.525cm">
          <text:p text:style-name="P3"><text:span text:style-name="T9">900. New Leader</text:span></text:p>
        </draw:rect>
        <draw:rect draw:style-name="gr26" draw:text-style-name="P8" draw:layer="layout" svg:width="6.35cm" svg:height="8.255cm" svg:x="13.97cm" svg:y="1.525cm">
          <text:p/>
        </draw:rect>
        <draw:custom-shape draw:style-name="gr24" draw:text-style-name="P2" draw:layer="layout" svg:width="6.348cm" svg:height="7.303cm" svg:x="1.272cm" svg:y="2.477cm">
          <text:p text:style-name="P9"><text:span text:style-name="T8">2 ⚙.</text:span></text:p>
          <text:p text:style-name="P9"><text:span text:style-name="T8"/></text:p>
          <text:p text:style-name="P12"><text:span text:style-name="T10">Action List:</text:span></text:p>
          <text:list text:style-name="L1">
            <text:list-item>
              <text:p text:style-name="P13"><text:span text:style-name="T11"><text:s/></text:span><text:span text:style-name="T11">If a weapon is in your area and you are not holding anything:</text:span></text:p>
            </text:list-item>
          </text:list>
          <text:p text:style-name="P14"><text:span text:style-name="T10">Take:</text:span><text:span text:style-name="T11"> Hold the weapon.</text:span></text:p>
          <text:list text:continue-numbering="true" text:style-name="L1">
            <text:list-item>
              <text:p text:style-name="P15"><text:span text:style-name="T11"><text:s/></text:span><text:span text:style-name="T11">If an enemy is in your area:</text:span></text:p>
            </text:list-item>
          </text:list>
          <text:p text:style-name="P16"><text:span text:style-name="T10">Attack:</text:span><text:span text:style-name="T11"> Deal 1 damage to the largest enemy.</text:span></text:p>
          <text:list text:continue-numbering="true" text:style-name="L1">
            <text:list-item>
              <text:p text:style-name="P17"><text:span text:style-name="T12"><text:s/></text:span><text:span text:style-name="T13">Walk:</text:span><text:span text:style-name="T12"> Move toward the nearest largest enemy.</text:span></text:p>
            </text:list-item>
          </text:list>
          <draw:enhanced-geometry svg:viewBox="0 0 21600 21600" draw:type="rectangle" draw:enhanced-path="M 0 0 L 21600 0 21600 21600 0 21600 0 0 Z N"/>
        </draw:custom-shape>
        <draw:rect draw:style-name="gr31" draw:text-style-name="P11" draw:layer="layout" svg:width="6.35cm" svg:height="0.953cm" svg:x="1.27cm" svg:y="1.525cm">
          <text:p text:style-name="P3"><text:span text:style-name="T9">150. Morlock Warrior</text:span></text:p>
        </draw:rect>
        <draw:rect draw:style-name="gr26" draw:text-style-name="P8" draw:layer="layout" svg:width="6.35cm" svg:height="8.255cm" svg:x="1.27cm" svg:y="1.525cm">
          <text:p/>
        </draw:rect>
        <draw:custom-shape draw:style-name="gr24" draw:text-style-name="P10" draw:layer="layout" svg:width="6.348cm" svg:height="7.303cm" svg:x="7.622cm" svg:y="2.476cm">
          <text:p text:style-name="P9"><text:span text:style-name="T8">Place a Morlock Warrior in the leader's area.</text:span></text:p>
          <draw:enhanced-geometry svg:viewBox="0 0 21600 21600" draw:type="rectangle" draw:enhanced-path="M 0 0 L 21600 0 21600 21600 0 21600 0 0 Z N"/>
        </draw:custom-shape>
        <draw:rect draw:style-name="gr31" draw:text-style-name="P11" draw:layer="layout" svg:width="6.35cm" svg:height="0.953cm" svg:x="7.62cm" svg:y="1.524cm">
          <text:p text:style-name="P3"><text:span text:style-name="T9">800. Doom</text:span></text:p>
        </draw:rect>
        <draw:rect draw:style-name="gr26" draw:text-style-name="P8" draw:layer="layout" svg:width="6.35cm" svg:height="8.255cm" svg:x="7.62cm" svg:y="1.524cm">
          <text:p/>
        </draw:rect>
      </draw:page>
      <draw:page draw:name="Discoveries - Back" draw:style-name="dp1" draw:master-page-name="Default">
        <office:forms form:automatic-focus="false" form:apply-design-mode="false"/>
        <draw:rect draw:style-name="gr32" draw:text-style-name="P18" draw:layer="layout" svg:width="8.255cm" svg:height="6.35cm" draw:transform="rotate (-1.57079632679579) translate (7.62cm 1.524cm)">
          <text:p text:style-name="P1"><text:span text:style-name="T14">Atlantis</text:span></text:p>
        </draw:rect>
        <draw:rect draw:style-name="gr32" draw:text-style-name="P19" draw:layer="layout" svg:width="8.255cm" svg:height="6.35cm" draw:transform="rotate (-1.57079632679579) translate (13.97cm 1.524cm)">
          <text:p text:style-name="P1"><text:span text:style-name="T15">Clock</text:span></text:p>
        </draw:rect>
        <draw:path draw:style-name="gr1" draw:text-style-name="P1" draw:layer="layout" svg:width="19.049cm" svg:height="24.764cm" svg:x="1.27cm" svg:y="1.527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Outline_20_I" style:display-name="Outline I" style:family="graphic" style:parent-style-name="standard">
      <style:graphic-properties draw:fill="solid" draw:fill-color="#ffffff" draw:textarea-horizontal-align="justify" draw:textarea-vertical-align="middle" draw:auto-grow-height="false" fo:wrap-option="wrap">
        <text:list-style style:name="Outline_20_I" style:display-name="Outline 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1cm" fo:margin-bottom="0.1cm" fo:line-height="100%" fo:text-align="start" fo:text-indent="-0.61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style:use-window-font-color="true" style:text-outline="false" style:text-line-through-style="none" style:text-position="0% 100%" fo:font-family="Georgia" style:font-style-name="Regular" style:font-family-generic="roman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pitch-asian="variable" style:font-size-asian="9pt" style:language-asian="zxx" style:country-asian="none" style:font-style-asian="normal" style:font-weight-asian="normal" style:font-family-complex="Tahoma" style:font-pitch-complex="variable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.524cm" fo:margin-bottom="1.651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meta:creation-date>2006-06-23T05:49:46</meta:creation-date>
    <dc:date>2017-10-16T08:55:58.55</dc:date>
    <meta:printed-by>Carl Klutzke</meta:printed-by>
    <meta:print-date>2017-10-15T14:25:43.58</meta:print-date>
    <dc:language>en-US</dc:language>
    <meta:editing-cycles>737</meta:editing-cycles>
    <meta:editing-duration>P13DT23H41M27S</meta:editing-duration>
    <dc:creator>Carl Klutzke</dc:cre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